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5" style:family="table">
      <style:table-properties style:width="14.945cm" fo:margin-left="1.905cm" table:align="left"/>
    </style:style>
    <style:style style:name="Πίνακας5.A" style:family="table-column">
      <style:table-column-properties style:column-width="0.3cm"/>
    </style:style>
    <style:style style:name="Πίνακας5.B" style:family="table-column">
      <style:table-column-properties style:column-width="14.646cm"/>
    </style:style>
    <style:style style:name="Πίνακας5.A1" style:family="table-cell">
      <style:table-cell-properties style:vertical-align="middle"/>
    </style:style>
    <style:style style:name="Πίνακας6" style:family="table">
      <style:table-properties style:width="14.998cm" fo:margin-left="1.905cm" table:align="left"/>
    </style:style>
    <style:style style:name="Πίνακας6.A" style:family="table-column">
      <style:table-column-properties style:column-width="0.3cm"/>
    </style:style>
    <style:style style:name="Πίνακας6.B" style:family="table-column">
      <style:table-column-properties style:column-width="14.698cm"/>
    </style:style>
    <style:style style:name="Πίνακας6.A1" style:family="table-cell">
      <style:table-cell-properties style:vertical-align="middle"/>
    </style:style>
    <style:style style:name="Πίνακας7" style:family="table">
      <style:table-properties style:width="15.319cm" fo:margin-left="1.905cm" table:align="left"/>
    </style:style>
    <style:style style:name="Πίνακας7.A" style:family="table-column">
      <style:table-column-properties style:column-width="0.353cm"/>
    </style:style>
    <style:style style:name="Πίνακας7.B" style:family="table-column">
      <style:table-column-properties style:column-width="14.967cm"/>
    </style:style>
    <style:style style:name="Πίνακας7.A1" style:family="table-cell">
      <style:table-cell-properties style:vertical-align="middle"/>
    </style:style>
    <style:style style:name="Πίνακας8" style:family="table">
      <style:table-properties style:width="6.033cm" fo:margin-left="1.905cm" table:align="left"/>
    </style:style>
    <style:style style:name="Πίνακας8.A" style:family="table-column">
      <style:table-column-properties style:column-width="0.353cm"/>
    </style:style>
    <style:style style:name="Πίνακας8.B" style:family="table-column">
      <style:table-column-properties style:column-width="5.68cm"/>
    </style:style>
    <style:style style:name="Πίνακας8.A1" style:family="table-cell">
      <style:table-cell-properties style:vertical-align="middle"/>
    </style:style>
    <style:style style:name="Πίνακας9" style:family="table">
      <style:table-properties style:width="15.214cm" fo:margin-left="1.905cm" table:align="left"/>
    </style:style>
    <style:style style:name="Πίνακας9.A" style:family="table-column">
      <style:table-column-properties style:column-width="0.353cm"/>
    </style:style>
    <style:style style:name="Πίνακας9.B" style:family="table-column">
      <style:table-column-properties style:column-width="14.861cm"/>
    </style:style>
    <style:style style:name="Πίνακας9.A1" style:family="table-cell">
      <style:table-cell-properties style:vertical-align="middle"/>
    </style:style>
    <style:style style:name="Πίνακας10" style:family="table">
      <style:table-properties style:width="15.769cm" fo:margin-left="1.905cm" table:align="left"/>
    </style:style>
    <style:style style:name="Πίνακας10.A" style:family="table-column">
      <style:table-column-properties style:column-width="0.353cm"/>
    </style:style>
    <style:style style:name="Πίνακας10.B" style:family="table-column">
      <style:table-column-properties style:column-width="15.416cm"/>
    </style:style>
    <style:style style:name="Πίνακας10.A1" style:family="table-cell">
      <style:table-cell-properties style:vertical-align="middle"/>
    </style:style>
    <style:style style:name="Πίνακας11" style:family="table">
      <style:table-properties style:width="40.852cm" fo:margin-left="2.54cm" table:align="left"/>
    </style:style>
    <style:style style:name="Πίνακας11.A" style:family="table-column">
      <style:table-column-properties style:column-width="2.91cm"/>
    </style:style>
    <style:style style:name="Πίνακας11.B" style:family="table-column">
      <style:table-column-properties style:column-width="37.941cm"/>
    </style:style>
    <style:style style:name="Πίνακας11.1" style:family="table-row">
      <style:table-row-properties style:min-row-height="1.111cm"/>
    </style:style>
    <style:style style:name="Πίνακας11.A1" style:family="table-cell">
      <style:table-cell-properties style:vertical-align="middle"/>
    </style:style>
    <style:style style:name="Πίνακας12" style:family="table">
      <style:table-properties style:width="41.54cm" fo:margin-left="1.905cm" table:align="left"/>
    </style:style>
    <style:style style:name="Πίνακας12.A" style:family="table-column">
      <style:table-column-properties style:column-width="0.353cm"/>
    </style:style>
    <style:style style:name="Πίνακας12.B" style:family="table-column">
      <style:table-column-properties style:column-width="41.187cm"/>
    </style:style>
    <style:style style:name="Πίνακας12.A1" style:family="table-cell">
      <style:table-cell-properties style:vertical-align="middle"/>
    </style:style>
    <style:style style:name="Πίνακας13" style:family="table">
      <style:table-properties style:width="5.08cm" fo:margin-left="1.905cm" table:align="left"/>
    </style:style>
    <style:style style:name="Πίνακας13.A" style:family="table-column">
      <style:table-column-properties style:column-width="0.353cm"/>
    </style:style>
    <style:style style:name="Πίνακας13.B" style:family="table-column">
      <style:table-column-properties style:column-width="4.727cm"/>
    </style:style>
    <style:style style:name="Πίνακας13.A1" style:family="table-cell">
      <style:table-cell-properties style:vertical-align="middle"/>
    </style:style>
    <style:style style:name="Πίνακας14" style:family="table">
      <style:table-properties style:width="23.283cm" fo:margin-left="1.905cm" table:align="left"/>
    </style:style>
    <style:style style:name="Πίνακας14.A" style:family="table-column">
      <style:table-column-properties style:column-width="0.353cm"/>
    </style:style>
    <style:style style:name="Πίνακας14.B" style:family="table-column">
      <style:table-column-properties style:column-width="22.931cm"/>
    </style:style>
    <style:style style:name="Πίνακας14.A1" style:family="table-cell">
      <style:table-cell-properties style:vertical-align="middle"/>
    </style:style>
    <style:style style:name="Πίνακας15" style:family="table">
      <style:table-properties style:width="39.476cm" fo:margin-left="2.143cm" table:align="left"/>
    </style:style>
    <style:style style:name="Πίνακας15.A" style:family="table-column">
      <style:table-column-properties style:column-width="0.714cm"/>
    </style:style>
    <style:style style:name="Πίνακας15.B" style:family="table-column">
      <style:table-column-properties style:column-width="38.761cm"/>
    </style:style>
    <style:style style:name="Πίνακας15.A1" style:family="table-cell">
      <style:table-cell-properties style:vertical-align="middle"/>
    </style:style>
    <style:style style:name="Πίνακας16" style:family="table">
      <style:table-properties style:width="20.558cm" fo:margin-left="2.54cm" table:align="left"/>
    </style:style>
    <style:style style:name="Πίνακας16.A" style:family="table-column">
      <style:table-column-properties style:column-width="0.353cm"/>
    </style:style>
    <style:style style:name="Πίνακας16.B" style:family="table-column">
      <style:table-column-properties style:column-width="20.205cm"/>
    </style:style>
    <style:style style:name="Πίνακας16.A1" style:family="table-cell">
      <style:table-cell-properties style:vertical-align="middle"/>
    </style:style>
    <style:style style:name="Πίνακας17" style:family="table">
      <style:table-properties style:width="26.696cm" fo:margin-left="2.54cm" table:align="left"/>
    </style:style>
    <style:style style:name="Πίνακας17.A" style:family="table-column">
      <style:table-column-properties style:column-width="0.326cm"/>
    </style:style>
    <style:style style:name="Πίνακας17.B" style:family="table-column">
      <style:table-column-properties style:column-width="26.37cm"/>
    </style:style>
    <style:style style:name="Πίνακας17.A1" style:family="table-cell">
      <style:table-cell-properties style:vertical-align="middle"/>
    </style:style>
    <style:style style:name="Πίνακας18" style:family="table">
      <style:table-properties style:width="19.389cm" fo:margin-left="2.54cm" table:align="left"/>
    </style:style>
    <style:style style:name="Πίνακας18.A" style:family="table-column">
      <style:table-column-properties style:column-width="0.353cm"/>
    </style:style>
    <style:style style:name="Πίνακας18.B" style:family="table-column">
      <style:table-column-properties style:column-width="19.036cm"/>
    </style:style>
    <style:style style:name="Πίνακας18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language="el" fo:country="GR"/>
    </style:style>
    <style:style style:name="P5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language="el" fo:country="GR"/>
    </style:style>
    <style:style style:name="P7" style:family="paragraph" style:parent-style-name="Text_20_body">
      <style:paragraph-properties fo:margin-left="1.905cm" fo:margin-right="0cm" fo:text-indent="0cm" style:auto-text-indent="false"/>
    </style:style>
    <style:style style:name="P8" style:family="paragraph" style:parent-style-name="Text_20_body">
      <style:paragraph-properties fo:margin-left="2.54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3.175cm" fo:margin-right="0cm" fo:margin-top="0cm" fo:margin-bottom="0cm" style:contextual-spacing="false" fo:text-indent="0cm" style:auto-text-indent="false"/>
    </style:style>
    <style:style style:name="P10" style:family="paragraph" style:parent-style-name="Text_20_body" style:master-page-name="HTML">
      <style:paragraph-properties style:page-number="auto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bold"/>
    </style:style>
    <style:style style:name="T3" style:family="text">
      <style:text-properties fo:font-variant="normal" fo:text-transform="none" fo:color="#000000"/>
    </style:style>
    <style:style style:name="T4" style:family="text">
      <style:text-properties style:font-name="Times New Roman1" fo:font-size="11pt"/>
    </style:style>
    <style:style style:name="T5" style:family="text">
      <style:text-properties style:font-name="Times New Roman1" fo:font-size="11pt" fo:font-weight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/>
    </style:style>
    <style:style style:name="T9" style:family="text">
      <style:text-properties fo:language="el" fo:country="GR"/>
    </style:style>
    <style:style style:name="T10" style:family="text">
      <style:text-properties fo:language="el" fo:country="G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../../../../home/user/Sugar%20Community%20Edition%206.5.0%20Installation%20Guide%20-%20SugarCRM%20Support.html" xlink:type="simple">
          <form:properties>
            <form:property form:property-name="PropertyChangeNotificationEnabled" office:value-type="boolean" office:boolean-value="true"/>
          </form:properties>
          <form:hidden form:name="bgresponse" form:control-implementation="ooo:com.sun.star.form.component.Hidden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section text:style-name="Sect1" text:name="main">
        <text:section text:style-name="Sect1" text:name="section_1">
          <text:h text:style-name="Heading_20_3" text:outline-level="3">Χρησιμοποιώντας τον οδηγό εγκατάστασης του Sugar</text:h>
          <text:p text:style-name="Text_20_body">Χρησιμοποιήστε τον οδηγό εγκατάστασης του Sugar αφού αντιγράψετε τα αρχεία του Sugar στο web root. Ο <text:s/>οδηγός εγκατάστασης του Sugar βρίσκεται στη διαδρομή:</text:p>
          <text:p text:style-name="Text_20_body"><text:span text:style-name="T1">http://&lt;yourServer&gt;/&lt;yourSugarDirectory&gt;/install.php</text:span>.</text:p>
          <text:p text:style-name="Text_20_body">Για παράδειγμα: <text:a xlink:type="simple" xlink:href="http://localhost/Sugar-Full_6.3.0/install.php" office:target-frame-name="_blank" xlink:show="new"><text:span text:style-name="T4">http://localhost/Sugar-Full_6.5.0/install.php</text:span></text:a> </text:p>
          <text:p text:style-name="Text_20_body">Μπορείτε να εκτελέσετε μια τυπική ή προσαρμοσμένη εγκατάσταση. Προτείνεται η τυπική εγκατάσταση, αλλά μπορείτε να επιλέξετε την προσαρμοσμένη εγκατάσταση <text:s/>για τους παρακάτω λόγους:</text:p>
          <table:table table:name="Πίνακας5" table:style-name="Πίνακας5">
            <table:table-column table:style-name="Πίνακας5.A"/>
            <table:table-column table:style-name="Πίνακας5.B"/>
            <table:table-row>
              <table:table-cell table:style-name="Πίνακας5.A1" office:value-type="string">
                <text:p text:style-name="P2"><text:span text:style-name="T3">•</text:span> </text:p>
              </table:table-cell>
              <table:table-cell table:style-name="Πίνακας5.A1" office:value-type="string">
                <text:p text:style-name="P2">Δεν θα πρέπει ο διαχειριστής της βάσης δεδομένων να είναι ταυτόχρονα και διαχειριστής της βάσης δεδομένων του Sugar.</text:p>
              </table:table-cell>
            </table:table-row>
          </table:table>
          <table:table table:name="Πίνακας6" table:style-name="Πίνακας6">
            <table:table-column table:style-name="Πίνακας6.A"/>
            <table:table-column table:style-name="Πίνακας6.B"/>
            <table:table-row>
              <table:table-cell table:style-name="Πίνακας6.A1" office:value-type="string">
                <text:p text:style-name="P2"><text:span text:style-name="T3">•</text:span> </text:p>
              </table:table-cell>
              <table:table-cell table:style-name="Πίνακας6.A1" office:value-type="string">
                <text:p text:style-name="P2">Οι τοπικές ρυθμίσεις θα πρέπει να ορίζονται κατά τη διάρκεια της εγκατάστασης κι όχι μετά την είσοδο στο Sugar.</text:p>
                <text:p text:style-name="P2"/>
              </table:table-cell>
            </table:table-row>
          </table:table>
          <text:p text:style-name="P5">Για να εκτελέσετε μια τυπική εγκατάσταση στο Sugar</text:p>
          <text:p text:style-name="P5"/>
          <table:table table:name="Πίνακας7" table:style-name="Πίνακας7">
            <table:table-column table:style-name="Πίνακας7.A"/>
            <table:table-column table:style-name="Πίνακας7.B"/>
            <table:table-row>
              <table:table-cell table:style-name="Πίνακας7.A1" office:value-type="string">
                <text:p text:style-name="P2">1.</text:p>
              </table:table-cell>
              <table:table-cell table:style-name="Πίνακας7.A1" office:value-type="string">
                <text:p text:style-name="P2">Συνδεθείτε με το φυλλομετρητή και εισάγετε το URL που αναφέρθηκε παραπάνω.</text:p>
              </table:table-cell>
            </table:table-row>
          </table:table>
          <text:p text:style-name="P5">Έτσι εμφανίζεται η σελίδα καλωσορίσματος.</text:p>
          <table:table table:name="Πίνακας8" table:style-name="Πίνακας8">
            <table:table-column table:style-name="Πίνακας8.A"/>
            <table:table-column table:style-name="Πίνακας8.B"/>
            <table:table-row>
              <table:table-cell table:style-name="Πίνακας8.A1" office:value-type="string">
                <text:p text:style-name="P2">2.</text:p>
              </table:table-cell>
              <table:table-cell table:style-name="Πίνακας8.A1" office:value-type="string">
                <text:p text:style-name="P2">Πατήστε Επόμενο.</text:p>
              </table:table-cell>
            </table:table-row>
          </table:table>
          <text:p text:style-name="P5"/>
          <text:p text:style-name="P5">Ο <text:s/>οδηγός εγκατάστασης <text:s/>εμφανίζει οδηγίες και απαιτήσεις για να βοηθήσει στην επιτυχή ολοκλήρωση εγκατάστασης του Sugar.</text:p>
          <table:table table:name="Πίνακας9" table:style-name="Πίνακας9">
            <table:table-column table:style-name="Πίνακας9.A"/>
            <table:table-column table:style-name="Πίνακας9.B"/>
            <table:table-row>
              <table:table-cell table:style-name="Πίνακας9.A1" office:value-type="string">
                <text:p text:style-name="P2">3.</text:p>
              </table:table-cell>
              <table:table-cell table:style-name="Πίνακας9.A1" office:value-type="string">
                <text:p text:style-name="P2">Διαβάστε προσεκτικά τις οδηγίες και πατήστε Επόμενο.</text:p>
              </table:table-cell>
            </table:table-row>
          </table:table>
          <text:p text:style-name="P5">Στη συνέχεια εμφανίζεται η <text:span text:style-name="T7">Άδεια συγκατάθεσης του </text:span><text:span text:style-name="T5">Sugar</text:span>.</text:p>
          <table:table table:name="Πίνακας10" table:style-name="Πίνακας10">
            <table:table-column table:style-name="Πίνακας10.A"/>
            <table:table-column table:style-name="Πίνακας10.B"/>
            <table:table-row>
              <table:table-cell table:style-name="Πίνακας10.A1" office:value-type="string">
                <text:p text:style-name="P2">4.</text:p>
              </table:table-cell>
              <table:table-cell table:style-name="Πίνακας10.A1" office:value-type="string">
                <text:p text:style-name="P2">Διαβάστε προσεκτικά την άδεια, επιλέξτε <text:span text:style-name="T7">Αποδέχομαι </text:span>και πατήστε <text:span text:style-name="T7">Επόμενο</text:span>.</text:p>
              </table:table-cell>
            </table:table-row>
          </table:table>
          <text:p text:style-name="P5">Ο <text:s/>οδηγός εγκατάστασης <text:s/>ελέγχει τη συμβατότητα του συστήματος και εμφανίζει τη σελίδα <text:span text:style-name="T7">Επιλογές Εγκατάστασης</text:span>.</text:p>
          <table:table table:name="Πίνακας11" table:style-name="Πίνακας11">
            <table:table-column table:style-name="Πίνακας11.A"/>
            <table:table-column table:style-name="Πίνακας11.B"/>
            <table:table-row table:style-name="Πίνακας11.1">
              <table:table-cell table:style-name="Πίνακας11.A1" office:value-type="string">
                <text:p text:style-name="P2">Παρατήρηση: </text:p>
              </table:table-cell>
              <table:table-cell table:style-name="Πίνακας11.A1" office:value-type="string">
                <text:p text:style-name="P2"><text:bookmark text:name="result_box"/><text:span text:style-name="T9">Μπορείτε να τροποποιήσετε οποιαδήποτε από τις ρυθμίσεις σας οποιαδήποτε στιγμή πριν να κάνετε κλικ στο </text:span><text:span text:style-name="T10">Εγκατάσταση</text:span><text:span text:style-name="T9"> στο </text:span><text:span text:style-name="T10">Μενού</text:span><text:span text:style-name="T9"> </text:span><text:span text:style-name="T10">Ρύθμιση</text:span><text:span text:style-name="T9"> Επιβεβαίωση. Για να</text:span><text:bookmark text:name="result_box1"/><text:span text:style-name="T9"> τροποποιήσετε τις ρυθμίσεις, κάντε κλικ στο κουμπί </text:span><text:span text:style-name="T10">Πίσω</text:span><text:span text:style-name="T9"> στον browser σας για να επιστρέψετε στην κατάλληλη σελίδα.</text:span></text:p>
              </table:table-cell>
            </table:table-row>
          </table:table>
          <table:table table:name="Πίνακας12" table:style-name="Πίνακας12">
            <table:table-column table:style-name="Πίνακας12.A"/>
            <table:table-column table:style-name="Πίνακας12.B"/>
            <table:table-row>
              <table:table-cell table:style-name="Πίνακας12.A1" office:value-type="string">
                <text:p text:style-name="P2">5.</text:p>
              </table:table-cell>
              <table:table-cell table:style-name="Πίνακας12.A1" office:value-type="string">
                <text:p text:style-name="P2">Επιλέξτε Τυπική Εγκατάσταση. <text:bookmark text:name="result_box2"/><text:span text:style-name="T9">Πληκτρολογήστε το κλειδί άδειας χρήσης πληροφοριών στο Download Key field. Μπορείτε επίσης να το πληκτρολογήσετε αφού έχετε εγκαταστήσει την εφαρμογή.</text:span></text:p>
              </table:table-cell>
            </table:table-row>
          </table:table>
          <table:table table:name="Πίνακας13" table:style-name="Πίνακας13">
            <table:table-column table:style-name="Πίνακας13.A"/>
            <table:table-column table:style-name="Πίνακας13.B"/>
            <table:table-row>
              <table:table-cell table:style-name="Πίνακας13.A1" office:value-type="string">
                <text:p text:style-name="P2">6.</text:p>
              </table:table-cell>
              <table:table-cell table:style-name="Πίνακας13.A1" office:value-type="string">
                <text:p text:style-name="P2">Πατήστε Επόμενο.</text:p>
              </table:table-cell>
            </table:table-row>
          </table:table>
          <text:p text:style-name="P5">Έτσι εμφανίζεται η σελίδα Τύπος Βάσης Δεδομένων.</text:p>
          <table:table table:name="Πίνακας14" table:style-name="Πίνακας14">
            <table:table-column table:style-name="Πίνακας14.A"/>
            <table:table-column table:style-name="Πίνακας14.B"/>
            <table:table-row>
              <table:table-cell table:style-name="Πίνακας14.A1" office:value-type="string">
                <text:p text:style-name="P2">7.</text:p>
              </table:table-cell>
              <table:table-cell table:style-name="Πίνακας14.A1" office:value-type="string">
                <text:p text:style-name="P3"><text:bookmark text:name="result_box3"/><text:span text:style-name="T9">Επιλέξτε τη βάση δεδομένων που είναι εγκατεστημένη στο σύστημά σας και κάντε κλικ στο Επόμενο</text:span>.</text:p>
              </table:table-cell>
            </table:table-row>
          </table:table>
          <text:p text:style-name="P6"><text:bookmark text:name="result_box4"/>Αυτό εμφανίζει τη σελίδα διαμόρφωσης βάσης δεδομένων.</text:p>
          <text:p text:style-name="P5"/>
          <table:table table:name="Πίνακας15" table:style-name="Πίνακας15">
            <table:table-column table:style-name="Πίνακας15.A"/>
            <table:table-column table:style-name="Πίνακας15.B"/>
            <table:table-row>
              <table:table-cell table:style-name="Πίνακας15.A1" office:value-type="string">
                <text:p text:style-name="P2">α.</text:p>
              </table:table-cell>
              <table:table-cell table:style-name="Πίνακας15.A1" office:value-type="string">
                <text:p text:style-name="P4"><text:bookmark text:name="result_box7"/>Εισάγετε το όνομα της βάσης δεδομένων. Το πρόγραμμα εγκατάστασης χρησιμοποιεί sugarcrm ως προεπιλεγμένο όνομα για τη βάση δεδομένων. Μπορείτε να καθορίσετε ένα νέο όνομα.</text:p>
                <text:p text:style-name="P2"/>
              </table:table-cell>
            </table:table-row>
          </table:table>
          <table:table table:name="Πίνακας16" table:style-name="Πίνακας16">
            <table:table-column table:style-name="Πίνακας16.A"/>
            <table:table-column table:style-name="Πίνακας16.B"/>
            <table:table-row>
              <table:table-cell table:style-name="Πίνακας16.A1" office:value-type="string">
                <text:p text:style-name="P2">b.</text:p>
              </table:table-cell>
              <table:table-cell table:style-name="Πίνακας16.A1" office:value-type="string">
                <text:p text:style-name="P2">Εισάγετε το <text:span text:style-name="T6">Host Name</text:span> ή το <text:span text:style-name="T6">Host Instance</text:span> για My SQL και SQL Server.</text:p>
              </table:table-cell>
            </table:table-row>
          </table:table>
          <text:p text:style-name="P8">Το προεπιλεγμένο host name είναι <text:span text:style-name="T2">localhost </text:span>your αν ο <text:s/>server <text:s/>της βάσης δεδομένων “τρέχει” στον ίδιο Η/Υ που “τρέχει” και ο web server.</text:p>
          <table:table table:name="Πίνακας17" table:style-name="Πίνακας17">
            <table:table-column table:style-name="Πίνακας17.A"/>
            <table:table-column table:style-name="Πίνακας17.B"/>
            <table:table-row>
              <table:table-cell table:style-name="Πίνακας17.A1" office:value-type="string">
                <text:p text:style-name="P2">c.</text:p>
              </table:table-cell>
              <table:table-cell table:style-name="Πίνακας17.A1" office:value-type="string">
                <text:p text:style-name="P2">Εισάγεται username και password για το Διαχειριστή της Βάσης Δεδομένων και ορίστε το Sugar Username για τη Βάση Δεδομένων.</text:p>
              </table:table-cell>
            </table:table-row>
          </table:table>
          <table:table table:name="Πίνακας18" table:style-name="Πίνακας18">
            <table:table-column table:style-name="Πίνακας18.A"/>
            <table:table-column table:style-name="Πίνακας18.B"/>
            <table:table-row>
              <table:table-cell table:style-name="Πίνακας18.A1" office:value-type="string">
                <text:p text:style-name="P2">d.</text:p>
              </table:table-cell>
              <table:table-cell table:style-name="Πίνακας18.A1" office:value-type="string">
                <text:p text:style-name="P2">Βεβαιωθείτε ότι ο Διαχειριστής της Βάσης Δεδομένων που ορίζετε έχει τις άδειες για να δημιουργήσει και να εγγράψει στη βάση δεδομένων του Sugar.</text:p>
              </table:table-cell>
            </table:table-row>
          </table:table>
          <text:p text:style-name="P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color="#e61718"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e61718"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color="#e61718"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color="#e61718" style:font-name="Times New Roman" fo:font-family="'Times New Roman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color="#e61718" style:font-name="Times New Roman" fo:font-family="'Times New Roman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color="#e61718" style:font-name="Times New Roman" fo:font-family="'Times New Roman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Hindi" style:font-family-complex="'Lohit Hind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gar Community Edition 6.5.0 Installation Guide - SugarCRM Support </dc:title>
    <meta:generator>LibreOffice/4.2.3.3$Linux_x86 LibreOffice_project/420m0$Build-3</meta:generator>
    <dc:date>2014-07-21T19:14:31.785744450</dc:date>
    <meta:editing-duration>P0D</meta:editing-duration>
    <meta:editing-cycles>2</meta:editing-cycles>
    <meta:document-statistic meta:table-count="14" meta:image-count="0" meta:object-count="0" meta:page-count="1" meta:paragraph-count="41" meta:word-count="383" meta:character-count="2646" meta:non-whitespace-character-count="2292"/>
    <meta:user-defined meta:name=""/>
    <meta:user-defined meta:name="google-site-verification">Ty6_PWZJdO7A6jwnkYj1axry76GI1h-CuY81TrY9mbc</meta:user-defined>
    <meta:user-defined meta:name="viewport">width=device-width</meta:user-defined>
  </office:meta>
</office:document-meta>
</file>